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glibClassHandler.handleLoadedClass( Class &lt; ? &gt; cglib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glibClassHandler.CglibClassHandler( GenerationContext gener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glibClassHandler.handleGeneratedClass( String cglibClassName , byte [ ]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glibClassHandler.registerHints( TypeReference cglibType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